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C000003533D048A3558989016.png" manifest:media-type="image/png"/>
  <manifest:file-entry manifest:full-path="Pictures/10000201000002AF000002E7CA84B591294C77C5.png" manifest:media-type="image/png"/>
  <manifest:file-entry manifest:full-path="Pictures/100002010000047A0000030CF4A2820393E9EF51.png" manifest:media-type="image/png"/>
  <manifest:file-entry manifest:full-path="Pictures/10000201000005230000043575FE24FB7D3BEFAE.png" manifest:media-type="image/png"/>
  <manifest:file-entry manifest:full-path="Pictures/100002010000030A00000166A6FACF8F1370824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332cm" svg:x="1cm" svg:y="7.303cm">
          <draw:image xlink:href="Pictures/100002010000047A0000030CF4A2820393E9EF51.png" xlink:type="simple" xlink:show="embed" xlink:actuate="onLoad" loext:mime-type="image/png">
            <text:p/>
          </draw:image>
        </draw:frame>
        <draw:frame draw:style-name="gr1" draw:text-style-name="P1" draw:layer="layout" svg:width="3.683cm" svg:height="2.484cm" svg:x="2.524cm" svg:y="21.757cm">
          <draw:image xlink:href="Pictures/100002010000030A00000166A6FACF8F13708243.png" xlink:type="simple" xlink:show="embed" xlink:actuate="onLoad" loext:mime-type="image/png">
            <text:p/>
          </draw:image>
        </draw:frame>
        <draw:frame draw:style-name="gr1" draw:text-style-name="P1" draw:layer="layout" svg:width="18.176cm" svg:height="19.658cm" svg:x="1.706cm" svg:y="4.14cm">
          <draw:image xlink:href="Pictures/10000201000002AF000002E7CA84B591294C77C5.png" xlink:type="simple" xlink:show="embed" xlink:actuate="onLoad" loext:mime-type="image/png">
            <text:p/>
          </draw:image>
        </draw:frame>
        <draw:frame draw:style-name="gr1" draw:text-style-name="P1" draw:layer="layout" svg:width="9.63cm" svg:height="22.515cm" svg:x="5.979cm" svg:y="2.712cm">
          <draw:image xlink:href="Pictures/100002010000016C000003533D048A3558989016.png" xlink:type="simple" xlink:show="embed" xlink:actuate="onLoad" loext:mime-type="image/png">
            <text:p/>
          </draw:image>
        </draw:frame>
        <draw:frame draw:style-name="gr1" draw:text-style-name="P1" draw:layer="layout" svg:width="19.589cm" svg:height="16.043cm" svg:x="1cm" svg:y="5.948cm">
          <draw:image xlink:href="Pictures/10000201000005230000043575FE24FB7D3BEFA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8T19:21:58.569345535</meta:creation-date>
    <dc:date>2021-09-18T19:31:36.071411345</dc:date>
    <meta:editing-duration>PT1M48S</meta:editing-duration>
    <meta:editing-cycles>1</meta:editing-cycles>
    <meta:document-statistic meta:object-count="5"/>
    <meta:generator>LibreOffice/6.1.3.2$Linux_X86_64 LibreOffice_project/10$Build-2</meta:generator>
  </office:meta>
</office:document-meta>
</file>